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top="0cm" fo:margin-bottom="0.499cm"/>
      <style:text-properties fo:font-size="10.5pt" fo:font-style="italic" style:font-size-asian="10.5pt" style:font-style-asian="italic" style:font-size-complex="10.5pt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Preformatted_20_Text">
      <style:text-properties fo:font-size="10.5pt" fo:font-style="italic" style:font-size-asian="10.5pt" style:font-style-asian="italic" style:font-size-complex="10.5pt" style:font-style-complex="italic"/>
    </style:style>
    <style:style style:name="P9" style:family="paragraph" style:parent-style-name="Text_20_body" style:list-style-name="L14">
      <style:paragraph-properties fo:margin-top="0cm" fo:margin-bottom="0.499cm"/>
    </style:style>
    <style:style style:name="P10" style:family="paragraph" style:parent-style-name="Preformatted_20_Text" style:list-style-name="L3">
      <style:paragraph-properties fo:text-align="start" style:justify-single-word="false"/>
    </style:style>
    <style:style style:name="P11" style:family="paragraph" style:parent-style-name="Preformatted_20_Text" style:list-style-name="L9">
      <style:paragraph-properties fo:text-align="start" style:justify-single-word="false"/>
    </style:style>
    <style:style style:name="P12" style:family="paragraph" style:parent-style-name="Preformatted_20_Text" style:list-style-name="L13">
      <style:text-properties fo:font-size="10.5pt" fo:font-style="italic" style:font-size-asian="10.5pt" style:font-style-asian="italic" style:font-size-complex="10.5pt" style:font-style-complex="italic"/>
    </style:style>
    <style:style style:name="P13" style:family="paragraph" style:parent-style-name="Preformatted_20_Text" style:list-style-name="L15"/>
    <style:style style:name="P14" style:family="paragraph" style:parent-style-name="Preformatted_20_Text" style:list-style-name="L7">
      <style:paragraph-properties fo:margin-top="0cm" fo:margin-bottom="0.499cm"/>
      <style:text-properties fo:font-size="10.5pt" fo:font-style="italic" style:font-size-asian="10.5pt" style:font-style-asian="italic" style:font-size-complex="10.5pt" style:font-style-complex="italic"/>
    </style:style>
    <style:style style:name="P15" style:family="paragraph" style:parent-style-name="Preformatted_20_Text" style:list-style-name="L11">
      <style:paragraph-properties fo:margin-top="0cm" fo:margin-bottom="0.499cm"/>
      <style:text-properties fo:font-size="10.5pt" fo:font-style="italic" style:font-size-asian="10.5pt" style:font-style-asian="italic" style:font-size-complex="10.5pt" style:font-style-complex="italic"/>
    </style:style>
    <style:style style:name="P16" style:family="paragraph" style:parent-style-name="Preformatted_20_Text" style:list-style-name="L10">
      <style:paragraph-properties fo:margin-top="0cm" fo:margin-bottom="0.499cm"/>
      <style:text-properties fo:font-size="12pt" style:font-size-asian="12pt" style:font-size-complex="12pt"/>
    </style:style>
    <style:style style:name="P17" style:family="paragraph" style:parent-style-name="Preformatted_20_Text" style:list-style-name="L12">
      <style:paragraph-properties fo:margin-top="0cm" fo:margin-bottom="0.499cm"/>
      <style:text-properties fo:font-size="12pt" style:font-size-asian="12pt" style:font-size-complex="12pt"/>
    </style:style>
    <style:style style:name="P18" style:family="paragraph" style:parent-style-name="Preformatted_20_Text" style:list-style-name="L11">
      <style:paragraph-properties fo:margin-top="0cm" fo:margin-bottom="0.499cm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1" style:family="paragraph" style:parent-style-name="Standard" style:list-style-name="L1">
      <style:paragraph-properties fo:text-align="start" style:justify-single-word="false"/>
    </style:style>
    <style:style style:name="P22" style:family="paragraph" style:parent-style-name="Standard" style:list-style-name="L3">
      <style:paragraph-properties fo:text-align="start" style:justify-single-word="false"/>
    </style:style>
    <style:style style:name="P23" style:family="paragraph" style:parent-style-name="Standard" style:list-style-name="L4">
      <style:paragraph-properties fo:text-align="start" style:justify-single-word="false">
        <style:tab-stops>
          <style:tab-stop style:position="4.815cm"/>
        </style:tab-stops>
      </style:paragraph-properties>
    </style:style>
    <style:style style:name="P24" style:family="paragraph" style:parent-style-name="Standard" style:list-style-name="L5">
      <style:paragraph-properties fo:text-align="start" style:justify-single-word="false"/>
    </style:style>
    <style:style style:name="P25" style:family="paragraph" style:parent-style-name="Standard" style:list-style-name="L6">
      <style:paragraph-properties fo:text-align="start" style:justify-single-word="false"/>
    </style:style>
    <style:style style:name="P26" style:family="paragraph" style:parent-style-name="Standard" style:list-style-name="L8">
      <style:paragraph-properties fo:text-align="start" style:justify-single-word="false"/>
    </style:style>
    <style:style style:name="P27" style:family="paragraph" style:parent-style-name="Standard" style:list-style-name="L1">
      <style:paragraph-properties fo:margin-top="0cm" fo:margin-bottom="0.499cm"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8" style:family="paragraph" style:parent-style-name="Standard" style:list-style-name="L1">
      <style:paragraph-properties fo:margin-top="0cm" fo:margin-bottom="0.499cm"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top="0cm" fo:margin-bottom="0.499cm"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UID</text:p>
      <text:p text:style-name="P3"/>
      <text:list xml:id="list692452837" text:style-name="L1">
        <text:list-header>
          <text:p text:style-name="P19"/>
        </text:list-header>
        <text:list-item>
          <text:p text:style-name="P19">To filter undesirable web content and web pages requested by local users.</text:p>
          <text:p text:style-name="P19"/>
        </text:list-item>
        <text:list-item>
          <text:p text:style-name="P19">Requests from local clients for web services can be handled by the proxy server.</text:p>
        </text:list-item>
      </text:list>
      <text:p text:style-name="P2"/>
      <text:list xml:id="list1986311188" text:continue-numbering="true" text:style-name="L1">
        <text:list-item>
          <text:p text:style-name="P21"><text:span text:style-name="Strong_20_Emphasis"><text:span text:style-name="T2">Here is what Squid can do: </text:span></text:span><text:span text:style-name="T1"><text:line-break/>1.Accelerate Internet Connections for Internal Network.<text:line-break/>2.Protect the Internal Network When Surfing the Internet.<text:line-break/>3.Create Detailed Information About User Activity on the Internet.<text:line-break/>4.Prevent Inappropriate Activity by Users on the Internet.<text:line-break/>5.Enforce Use by Authorized Users Only.<text:line-break/>6.Filter Sensitive Material.<text:line-break/>7.Accelerate Web Server Pages.</text:span></text:p>
        </text:list-item>
      </text:list>
      <text:p text:style-name="P7"/>
      <text:p text:style-name="P2">Squid Configuration : </text:p>
      <text:p text:style-name="P2"><text:tab/></text:p>
      <text:list xml:id="list816393596" text:style-name="L2">
        <text:list-item>
          <text:p text:style-name="P20">Install squid package</text:p>
        </text:list-item>
      </text:list>
      <text:list xml:id="list153851325" text:style-name="L3">
        <text:list-header>
          <text:p text:style-name="P22"><text:span text:style-name="Source_20_Text"><text:span text:style-name="T7">yum install squid</text:span></text:span><text:span text:style-name="Source_20_Text"><text:span text:style-name="T1"> </text:span></text:span></text:p>
          <text:p text:style-name="P22"><text:span text:style-name="Source_20_Text"><text:span text:style-name="T1"/></text:span></text:p>
        </text:list-header>
      </text:list>
      <text:list xml:id="list726823963" text:style-name="L4">
        <text:list-item>
          <text:p text:style-name="P23"><text:span text:style-name="Source_20_Text"><text:span text:style-name="T6">Open and edit squid configuration</text:span></text:span></text:p>
        </text:list-item>
      </text:list>
      <text:list xml:id="list1721620524" text:continue-list="list153851325" text:style-name="L3">
        <text:list-header>
          <text:p text:style-name="P22"><text:span text:style-name="Source_20_Text"><text:span text:style-name="T7">vi /etc/squid/squid.conf</text:span></text:span></text:p>
          <text:p text:style-name="P22"><text:span text:style-name="Source_20_Text"><text:span text:style-name="T4"/></text:span></text:p>
        </text:list-header>
        <text:list-item>
          <text:p text:style-name="P22"><text:span text:style-name="Source_20_Text"><text:span text:style-name="T4">change default port to 3128</text:span></text:span></text:p>
          <text:p text:style-name="P22"><text:span text:style-name="Source_20_Text"><text:span text:style-name="T7">http_port 3128</text:span></text:span></text:p>
        </text:list-item>
      </text:list>
      <text:p text:style-name="P4"><text:span text:style-name="Source_20_Text"><text:span text:style-name="T4"/></text:span></text:p>
      <text:list xml:id="list1808438580" text:style-name="L5">
        <text:list-item>
          <text:p text:style-name="P24"><text:span text:style-name="Source_20_Text"><text:span text:style-name="T4">If you want to allow your 192.168.2 network range to access the internet.</text:span></text:span></text:p>
        </text:list-item>
      </text:list>
      <text:list xml:id="list401132639" text:style-name="L6">
        <text:list-header>
          <text:p text:style-name="P25"><text:span text:style-name="Source_20_Text"><text:span text:style-name="T4"/></text:span></text:p>
        </text:list-header>
      </text:list>
      <text:list xml:id="list1556126625" text:continue-list="list1721620524" text:style-name="L3">
        <text:list-header>
          <text:p text:style-name="P22"><text:span text:style-name="Source_20_Text"><text:span text:style-name="T7">acl ss4u src 192.168.2.0/24 – Access through proxy</text:span></text:span></text:p>
          <text:p text:style-name="P22"><text:span text:style-name="Source_20_Text"><text:span text:style-name="T7">acl restrict src 192.168.2.77 – Access without proxy</text:span></text:span></text:p>
          <text:p text:style-name="P10"><text:span text:style-name="Source_20_Text"><text:span text:style-name="T7">http_access allow ss4u </text:span></text:span></text:p>
        </text:list-header>
      </text:list>
      <text:list xml:id="list680642537" text:style-name="L7">
        <text:list-header>
          <text:p text:style-name="P14">http_access deny all</text:p>
        </text:list-header>
      </text:list>
      <text:list xml:id="list1331466741" text:continue-list="list1556126625" text:style-name="L3">
        <text:list-item>
          <text:p text:style-name="P22"><text:span text:style-name="Source_20_Text"><text:span text:style-name="T4">Add the ports you want to allow through proxy</text:span></text:span></text:p>
          <text:p text:style-name="P22"><text:span text:style-name="Source_20_Text"><text:span text:style-name="T4"/></text:span></text:p>
          <text:p text:style-name="P22"><text:span text:style-name="Source_20_Text"><text:span text:style-name="T7">acl Safe_ports port 80 <text:s text:c="6"/>-- <text:s text:c="2"/>http</text:span></text:span></text:p>
          <text:p text:style-name="P22"><text:span text:style-name="Source_20_Text"><text:span text:style-name="T7">acl Safe_ports port 21 <text:s text:c="6"/>-- <text:s text:c="2"/>ftp</text:span></text:span></text:p>
          <text:p text:style-name="P22"><text:span text:style-name="Source_20_Text"><text:span text:style-name="T7">acl Safe_ports port 443 <text:s text:c="5"/>-- <text:s text:c="2"/>https</text:span></text:span></text:p>
        </text:list-item>
      </text:list>
      <text:p text:style-name="P4"><text:span text:style-name="Source_20_Text"><text:span text:style-name="T5"/></text:span></text:p>
      <text:list xml:id="list1756384940" text:style-name="L8">
        <text:list-item>
          <text:p text:style-name="P26"><text:span text:style-name="Source_20_Text"><text:span text:style-name="T4">Allowing internet to everyone except particular ip addresses.</text:span></text:span></text:p>
        </text:list-item>
      </text:list>
      <text:p text:style-name="P4"><text:soft-page-break/><text:span text:style-name="Source_20_Text"><text:span text:style-name="T4"/></text:span></text:p>
      <text:list xml:id="list1077225415" text:style-name="L9">
        <text:list-header>
          <text:p text:style-name="P11"><text:span text:style-name="Source_20_Text"><text:span text:style-name="T7">acl bad_employee src 192.168.2.2</text:span></text:span></text:p>
        </text:list-header>
      </text:list>
      <text:p text:style-name="P8"><text:tab/>http_access deny bad_employee</text:p>
      <text:p text:style-name="P8"><text:tab/></text:p>
      <text:list xml:id="list1747405700" text:style-name="L10">
        <text:list-item>
          <text:p text:style-name="P16">You can also block a particular URL like this:</text:p>
        </text:list-item>
      </text:list>
      <text:list xml:id="list557439599" text:style-name="L11">
        <text:list-header>
          <text:p text:style-name="P18"><text:span text:style-name="Source_20_Text"><text:span text:style-name="T7">acl block_site dst </text:span></text:span><text:a xlink:type="simple" xlink:href="http://www.yahoo.com/"><text:span text:style-name="Source_20_Text"><text:span text:style-name="T8">.yahoo.com</text:span></text:span></text:a></text:p>
          <text:p text:style-name="P15">http_access deny block_site</text:p>
        </text:list-header>
        <text:list-item>
          <text:p text:style-name="P18"><text:span text:style-name="Source_20_Text"><text:span text:style-name="T4">If you want to block a url and its subdomains we do it like this:</text:span></text:span></text:p>
          <text:p text:style-name="P18"><text:span text:style-name="Source_20_Text"><text:span text:style-name="T7">acl block_domain dstdomain .yahoo.com</text:span></text:span></text:p>
        </text:list-item>
      </text:list>
      <text:p text:style-name="P6"><text:tab/>http_access deny block_domain</text:p>
      <text:list xml:id="list125431076" text:style-name="L12">
        <text:list-item>
          <text:p text:style-name="P17">You can block the URLs that contain unexpected words like this:</text:p>
        </text:list-item>
      </text:list>
      <text:list xml:id="list1342276127" text:style-name="L13">
        <text:list-header>
          <text:p text:style-name="P12">acl blockword url_regex job</text:p>
        </text:list-header>
      </text:list>
      <text:p text:style-name="P6"><text:tab/>http_access deny blockword</text:p>
      <text:list xml:id="list887054709" text:style-name="L14">
        <text:list-item>
          <text:p text:style-name="P9">You can block downloads of .exe files like this:</text:p>
        </text:list-item>
      </text:list>
      <text:list xml:id="list1075119172" text:style-name="L15">
        <text:list-header>
          <text:p text:style-name="P13">#acl block_exe url_regex .*\.exe$</text:p>
        </text:list-header>
      </text:list>
      <text:p text:style-name="P5"><text:tab/>#http_access deny block_exe</text:p>
      <text:p text:style-name="P5"/>
      <text:list xml:id="list1314818234" text:continue-list="list1986311188" text:style-name="L1">
        <text:list-item>
          <text:p text:style-name="P28">After change you can do restart the squid.</text:p>
          <text:p text:style-name="P29">service squid restart</text:p>
        </text:list-item>
        <text:list-item>
          <text:p text:style-name="P27"><text:span text:style-name="T3">squid -k reconfigure</text:span> ------- after change reconfigure squid only.</text:p>
        </text:list-item>
      </text:list>
      <text:p text:style-name="P5"/>
      <text:p text:style-name="P5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07T10:11:22</meta:creation-date>
    <dc:date>2014-01-08T17:52:32</dc:date>
    <dc:creator>admin </dc:creator>
    <meta:editing-duration>PT07H29M46S</meta:editing-duration>
    <meta:editing-cycles>48</meta:editing-cycles>
    <meta:generator>OpenOffice.org/3.2$Linux OpenOffice.org_project/320m12$Build-9483</meta:generator>
    <meta:document-statistic meta:table-count="0" meta:image-count="0" meta:object-count="0" meta:page-count="2" meta:paragraph-count="40" meta:word-count="301" meta:character-count="1806"/>
  </office:meta>
</office:document-meta>
</file>